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73in"/>
    </style:style>
    <style:style style:name="co3" style:family="table-column">
      <style:table-column-properties fo:break-before="auto" style:column-width="0.3764in"/>
    </style:style>
    <style:style style:name="co4" style:family="table-column">
      <style:table-column-properties fo:break-before="auto" style:column-width="0.261in"/>
    </style:style>
    <style:style style:name="ro1" style:family="table-row">
      <style:table-row-properties style:row-height="0.63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color="#000000" draw:fill="solid" draw:fill-color="#ffffff" fo:min-height="1.1177in"/>
      <style:text-properties style:font-name="Liberation Sans"/>
    </style:style>
    <style:style style:name="gr6" style:family="graphic">
      <style:graphic-properties draw:stroke="solid" svg:stroke-color="#000000" draw:fill="solid" draw:fill-color="#ffffff" fo:min-height="0.9941in"/>
      <style:text-properties style:font-name="Liberation Sans"/>
    </style:style>
    <style:style style:name="gr7" style:family="graphic">
      <style:graphic-properties draw:stroke="solid" svg:stroke-color="#000000" draw:fill="solid" draw:fill-color="#ffffff" fo:min-height="2.287in"/>
      <style:text-properties style:font-name="Liberation Sans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left="0.0201in" fo:margin-right="0.0201in" fo:text-indent="0in"/>
    </style:style>
    <style:style style:name="P4" style:family="paragraph">
      <loext:graphic-properties draw:fill="solid" draw:fill-color="#ffffff"/>
      <style:paragraph-properties style:writing-mode="lr-tb"/>
      <style:text-properties style:font-name="Liberation Sans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ned_Purchase_Orders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creator>RP</dc:creator>
              <dc:date>2023-03-20T00:00:00</dc:date>
              <text:p text:style-name="P1"><text:span text:style-name="T1">Country name</text:span></text:p>
              <text:p text:style-name="P1"><text:span text:style-name="T1"/></text:p>
            </office:annotation>
            <text:p>Country (group)</text:p>
          </table:table-cell>
          <table:table-cell table:style-name="ce1" office:value-type="string" calcext:value-type="string">
            <office:annotation draw:style-name="gr1" draw:text-style-name="P2" svg:width="1.1413in" svg:height="0.7083in" svg:x="2.0142in" svg:y="0in" draw:caption-point-x="-0.2402in" draw:caption-point-y="0.0039in">
              <dc:creator>RP</dc:creator>
              <dc:date>2023-03-20T00:00:00</dc:date>
              <text:p text:style-name="P1"><text:span text:style-name="T1">Country ISO name</text:span></text:p>
            </office:annotation>
            <text:p>ISO</text:p>
          </table:table-cell>
          <table:table-cell table:style-name="ce1" office:value-type="string" calcext:value-type="string">
            <text:p>Vaccine</text:p>
          </table:table-cell>
          <table:table-cell table:style-name="ce2" office:value-type="string" calcext:value-type="string">
            <text:p>Routine / Campaign</text:p>
          </table:table-cell>
          <table:table-cell table:style-name="ce3" office:value-type="string" calcext:value-type="string">
            <office:annotation draw:style-name="gr2" draw:text-style-name="P2" svg:width="1.1413in" svg:height="0.8567in" svg:x="4.6807in" svg:y="0in" draw:caption-point-x="-0.2402in" draw:caption-point-y="0.0039in">
              <dc:creator>RP</dc:creator>
              <dc:date>2023-03-20T00:00:00</dc:date>
              <text:p text:style-name="P1"><text:span text:style-name="T1">Number of doses needed to immunize a child within the first 2 years of life</text:span></text:p>
            </office:annotation>
            <text:p># Doses to immunize a child</text:p>
          </table:table-cell>
          <table:table-cell table:style-name="ce2" office:value-type="string" calcext:value-type="string">
            <office:annotation draw:style-name="gr1" draw:text-style-name="P2" svg:width="1.1413in" svg:height="0.7083in" svg:x="5.5697in" svg:y="0in" draw:caption-point-x="-0.2402in" draw:caption-point-y="0.0039in">
              <dc:creator>RP</dc:creator>
              <dc:date>2023-03-20T00:00:00</dc:date>
              <text:p text:style-name="P1"><text:span text:style-name="T1">Total number of doses required</text:span></text:p>
            </office:annotation>
            <text:p>Annual supply required</text:p>
          </table:table-cell>
          <table:table-cell table:style-name="ce2" office:value-type="string" calcext:value-type="string">
            <office:annotation draw:style-name="gr3" draw:text-style-name="P2" svg:width="1.1413in" svg:height="1.1677in" svg:x="6.4583in" svg:y="0in" draw:caption-point-x="-0.2402in" draw:caption-point-y="0.0039in">
              <dc:creator>RP</dc:creator>
              <dc:date>2023-03-20T00:00:00</dc:date>
              <text:p text:style-name="P1"><text:span text:style-name="T1">Number of planned POs in the year for the particular vaccine in the country</text:span></text:p>
              <text:p text:style-name="P1"><text:span text:style-name="T1"/></text:p>
            </office:annotation>
            <text:p>Number of PO in the year</text:p>
          </table:table-cell>
          <table:table-cell table:style-name="ce2" office:value-type="string" calcext:value-type="string">
            <office:annotation draw:style-name="gr4" draw:text-style-name="P2" svg:width="1.1413in" svg:height="1.0122in" svg:x="7.3472in" svg:y="0in" draw:caption-point-x="-0.2402in" draw:caption-point-y="0.0039in">
              <dc:creator>RP</dc:creator>
              <dc:date>2023-03-20T00:00:00</dc:date>
              <text:p text:style-name="P1"><text:span text:style-name="T1">Number of weeks between two consecutive PO s for the vaccine in the country</text:span></text:p>
            </office:annotation>
            <text:p>time between PO (in wks)</text:p>
          </table:table-cell>
          <table:table-cell table:style-name="ce2" office:value-type="string" calcext:value-type="string">
            <office:annotation draw:style-name="gr2" draw:text-style-name="P2" svg:width="1.1413in" svg:height="0.8567in" svg:x="8.2445in" svg:y="0.0406in" draw:caption-point-x="-0.2484in" draw:caption-point-y="-0.0366in">
              <dc:creator>RP</dc:creator>
              <dc:date>2023-03-20T00:00:00</dc:date>
              <text:p text:style-name="P1"><text:span text:style-name="T1">Week of delivery for the 1</text:span><text:span text:style-name="T2">st</text:span><text:span text:style-name="T1"> PO for the vaccine in the country</text:span></text:p>
              <text:p text:style-name="P1"><text:span text:style-name="T1"/></text:p>
            </office:annotation>
            <text:p>Wk PO-1 delivery</text:p>
          </table:table-cell>
          <table:table-cell table:style-name="ce2" office:value-type="string" calcext:value-type="string">
            <office:annotation draw:style-name="gr1" draw:text-style-name="P2" svg:width="1.1413in" svg:height="0.7083in" svg:x="9.1252in" svg:y="0in" draw:caption-point-x="-0.2402in" draw:caption-point-y="0.0039in">
              <dc:creator>RP</dc:creator>
              <dc:date>2023-03-20T00:00:00</dc:date>
              <text:p text:style-name="P1"><text:span text:style-name="T1">Week of delivery for the 2</text:span><text:span text:style-name="T2">nd</text:span><text:span text:style-name="T1"> PO for the vaccine in the country</text:span></text:p>
            </office:annotation>
            <text:p>Wk PO-2 delivery</text:p>
          </table:table-cell>
          <table:table-cell table:style-name="ce2" office:value-type="string" calcext:value-type="string">
            <office:annotation draw:style-name="gr1" draw:text-style-name="P2" svg:width="1.1413in" svg:height="0.7083in" svg:x="10.0142in" svg:y="0in" draw:caption-point-x="-0.2402in" draw:caption-point-y="0.0039in">
              <dc:creator>RP</dc:creator>
              <dc:date>2023-03-20T00:00:00</dc:date>
              <text:p text:style-name="P1"><text:span text:style-name="T1">Week of delivery for the 3rd PO for the vaccine in the country</text:span></text:p>
            </office:annotation>
            <text:p>Wk PO3-delivery</text:p>
          </table:table-cell>
          <table:table-cell table:style-name="ce2" office:value-type="string" calcext:value-type="string">
            <office:annotation draw:style-name="gr1" draw:text-style-name="P2" svg:width="1.1413in" svg:height="0.7083in" svg:x="10.9028in" svg:y="0in" draw:caption-point-x="-0.2402in" draw:caption-point-y="0.0039in">
              <dc:creator>RP</dc:creator>
              <dc:date>2023-03-20T00:00:00</dc:date>
              <text:p text:style-name="P1"><text:span text:style-name="T1">Week of delivery for the 4</text:span><text:span text:style-name="T2">th</text:span><text:span text:style-name="T1"> PO for the vaccine in the country</text:span></text:p>
            </office:annotation>
            <text:p>Wk PO-4 delivery</text:p>
          </table:table-cell>
          <table:table-cell table:style-name="ce2" office:value-type="string" calcext:value-type="string">
            <office:annotation draw:style-name="gr2" draw:text-style-name="P2" svg:width="1.1413in" svg:height="0.8567in" svg:x="11.7917in" svg:y="0in" draw:caption-point-x="-0.2402in" draw:caption-point-y="0.0039in">
              <dc:creator>RP</dc:creator>
              <dc:date>2023-03-20T00:00:00</dc:date>
              <text:p text:style-name="P1"><text:span text:style-name="T1">Number of doses on each of the POs for the vaccine for the country</text:span></text:p>
            </office:annotation>
            <text:p>Doses per Purchase Order (per PO)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21608.335" calcext:value-type="float">
            <text:p>102160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55403" calcext:value-type="float">
            <text:p>255403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224466.79492537" calcext:value-type="float">
            <text:p>22244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56117" calcext:value-type="float">
            <text:p>556117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421373.33" calcext:value-type="float">
            <text:p>142137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73792" calcext:value-type="float">
            <text:p>473792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12063.31" calcext:value-type="float">
            <text:p>5120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28016" calcext:value-type="float">
            <text:p>128016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707678.745" calcext:value-type="float">
            <text:p>7076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53840" calcext:value-type="float">
            <text:p>353840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33590.373333333" calcext:value-type="float">
            <text:p>4335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44531" calcext:value-type="float">
            <text:p>144531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032876.11111111" calcext:value-type="float">
            <text:p>203287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16439" calcext:value-type="float">
            <text:p>1016439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6484.241666667" calcext:value-type="float">
            <text:p>54648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73243" calcext:value-type="float">
            <text:p>273243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113942.25454795" calcext:value-type="float">
            <text:p>11139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71315" calcext:value-type="float">
            <text:p>371315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64247.71055556" calcext:value-type="float">
            <text:p>126424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632124" calcext:value-type="float">
            <text:p>63212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978199.98" calcext:value-type="float">
            <text:p>97820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44550" calcext:value-type="float">
            <text:p>244550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6484.241666667" calcext:value-type="float">
            <text:p>5464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2162" calcext:value-type="float">
            <text:p>182162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505169.47" calcext:value-type="float">
            <text:p>150516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52585" calcext:value-type="float">
            <text:p>752585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043600.75313433" calcext:value-type="float">
            <text:p>404360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021801" calcext:value-type="float">
            <text:p>2021801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703203.8775" calcext:value-type="float">
            <text:p>270320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75801" calcext:value-type="float">
            <text:p>675801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Campaign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934691.58306064" calcext:value-type="float">
            <text:p>293469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467346" calcext:value-type="float">
            <text:p>1467346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93849.727656914" calcext:value-type="float">
            <text:p>2938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97950" calcext:value-type="float">
            <text:p>97950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24895.91283333" calcext:value-type="float">
            <text:p>172489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62448" calcext:value-type="float">
            <text:p>862448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88383.6825" calcext:value-type="float">
            <text:p>8883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96128" calcext:value-type="float">
            <text:p>296128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041616.68083333" calcext:value-type="float">
            <text:p>20416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10405" calcext:value-type="float">
            <text:p>510405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88685.17526458" calcext:value-type="float">
            <text:p>198868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62896" calcext:value-type="float">
            <text:p>662896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404147.93305556" calcext:value-type="float">
            <text:p>240414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01383" calcext:value-type="float">
            <text:p>801383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28397.67833333" calcext:value-type="float">
            <text:p>112839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82100" calcext:value-type="float">
            <text:p>282100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17351.58" calcext:value-type="float">
            <text:p>8173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4338" calcext:value-type="float">
            <text:p>204338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384427.71929104" calcext:value-type="float">
            <text:p>23844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192214" calcext:value-type="float">
            <text:p>119221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DTwP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52155.6525" calcext:value-type="float">
            <text:p>45215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26078" calcext:value-type="float">
            <text:p>226078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539732.295" calcext:value-type="float">
            <text:p>153973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69867" calcext:value-type="float">
            <text:p>769867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08848.4975" calcext:value-type="float">
            <text:p>80884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69617" calcext:value-type="float">
            <text:p>269617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942260.27777778" calcext:value-type="float">
            <text:p>194226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71131" calcext:value-type="float">
            <text:p>971131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56505.4525" calcext:value-type="float">
            <text:p>125650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28253" calcext:value-type="float">
            <text:p>628253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87353.162627316" calcext:value-type="float">
            <text:p>98735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29118" calcext:value-type="float">
            <text:p>329118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70910.990263158" calcext:value-type="float">
            <text:p>8709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90304" calcext:value-type="float">
            <text:p>29030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52733.33" calcext:value-type="float">
            <text:p>105273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26367" calcext:value-type="float">
            <text:p>526367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88356.065" calcext:value-type="float">
            <text:p>28835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44179" calcext:value-type="float">
            <text:p>144179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89274.432537313" calcext:value-type="float">
            <text:p>6892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9759" calcext:value-type="float">
            <text:p>229759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50915.72" calcext:value-type="float">
            <text:p>4509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12729" calcext:value-type="float">
            <text:p>112729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15082.073947368" calcext:value-type="float">
            <text:p>1150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8361" calcext:value-type="float">
            <text:p>38361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20745.171666667" calcext:value-type="float">
            <text:p>32074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60373" calcext:value-type="float">
            <text:p>160373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6001.571666667" calcext:value-type="float">
            <text:p>16600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1501" calcext:value-type="float">
            <text:p>41501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18512.368398044" calcext:value-type="float">
            <text:p>51851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2838" calcext:value-type="float">
            <text:p>172838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8657.6" calcext:value-type="float">
            <text:p>17865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9553" calcext:value-type="float">
            <text:p>59553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3182" calcext:value-type="float">
            <text:p>1231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1061" calcext:value-type="float">
            <text:p>41061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55728.64" calcext:value-type="float">
            <text:p>2557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3933" calcext:value-type="float">
            <text:p>63933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11700" calcext:value-type="float">
            <text:p>9117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55850" calcext:value-type="float">
            <text:p>455850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6001.571666667" calcext:value-type="float">
            <text:p>1660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3001" calcext:value-type="float">
            <text:p>83001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81519.5375" calcext:value-type="float">
            <text:p>16815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60507" calcext:value-type="float">
            <text:p>560507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915708.21567164" calcext:value-type="float">
            <text:p>291570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728928" calcext:value-type="float">
            <text:p>728928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891408.155" calcext:value-type="float">
            <text:p>189140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45705" calcext:value-type="float">
            <text:p>945705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976596.634305556" calcext:value-type="float">
            <text:p>97659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25533" calcext:value-type="float">
            <text:p>325533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25549.727777778" calcext:value-type="float">
            <text:p>42555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12775" calcext:value-type="float">
            <text:p>212775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06640.75027778" calcext:value-type="float">
            <text:p>130664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26661" calcext:value-type="float">
            <text:p>326661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00997.0975" calcext:value-type="float">
            <text:p>7009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75250" calcext:value-type="float">
            <text:p>175250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9331" calcext:value-type="float">
            <text:p>3393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13111" calcext:value-type="float">
            <text:p>113111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576014.825" calcext:value-type="float">
            <text:p>25760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44004" calcext:value-type="float">
            <text:p>644004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242500" calcext:value-type="float">
            <text:p>22425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47500" calcext:value-type="float">
            <text:p>747500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00997.0975" calcext:value-type="float">
            <text:p>70099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50499" calcext:value-type="float">
            <text:p>350499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4760.24" calcext:value-type="float">
            <text:p>4476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921" calcext:value-type="float">
            <text:p>14921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26896.674477612" calcext:value-type="float">
            <text:p>12689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2299" calcext:value-type="float">
            <text:p>42299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1197.565" calcext:value-type="float">
            <text:p>8119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0599" calcext:value-type="float">
            <text:p>40599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5166.875" calcext:value-type="float">
            <text:p>451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1292" calcext:value-type="float">
            <text:p>11292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5021.876428571" calcext:value-type="float">
            <text:p>550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8341" calcext:value-type="float">
            <text:p>18341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5674.736842105" calcext:value-type="float">
            <text:p>9567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7838" calcext:value-type="float">
            <text:p>47838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0631.075037528" calcext:value-type="float">
            <text:p>406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3544" calcext:value-type="float">
            <text:p>13544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3626.8" calcext:value-type="float">
            <text:p>536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6814" calcext:value-type="float">
            <text:p>26814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878680.495" calcext:value-type="float">
            <text:p>78786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969671" calcext:value-type="float">
            <text:p>1969671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687874.2864179" calcext:value-type="float">
            <text:p>1768787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8843938" calcext:value-type="float">
            <text:p>8843938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1463800.65" calcext:value-type="float">
            <text:p>114638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865951" calcext:value-type="float">
            <text:p>2865951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534174.51440741" calcext:value-type="float">
            <text:p>45341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133544" calcext:value-type="float">
            <text:p>1133544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067926.06111111" calcext:value-type="float">
            <text:p>306792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533964" calcext:value-type="float">
            <text:p>1533964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718378.07853809" calcext:value-type="float">
            <text:p>671837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239460" calcext:value-type="float">
            <text:p>2239460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00160.88888889" calcext:value-type="float">
            <text:p>39001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00054" calcext:value-type="float">
            <text:p>1300054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OCV</text:p>
          </table:table-cell>
          <table:table-cell office:value-type="string" calcext:value-type="string">
            <text:p>Campaign</text:p>
          </table:table-cell>
          <table:table-cell/>
          <table:table-cell table:style-name="ce5" office:value-type="float" office:value="10964014" calcext:value-type="float">
            <text:p>109640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654672" calcext:value-type="float">
            <text:p>3654672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939389.1826993" calcext:value-type="float">
            <text:p>99393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484848" calcext:value-type="float">
            <text:p>2484848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0706908.5881111" calcext:value-type="float">
            <text:p>1070690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568970" calcext:value-type="float">
            <text:p>3568970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872052.5" calcext:value-type="float">
            <text:p>187205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8014" calcext:value-type="float">
            <text:p>468014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9280447.4675" calcext:value-type="float">
            <text:p>928044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93483" calcext:value-type="float">
            <text:p>3093483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900000" calcext:value-type="float">
            <text:p>149000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966667" calcext:value-type="float">
            <text:p>4966667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786265.51458333" calcext:value-type="float">
            <text:p>478626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595422" calcext:value-type="float">
            <text:p>1595422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2333.765833333" calcext:value-type="float">
            <text:p>33233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66167" calcext:value-type="float">
            <text:p>166167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75232.819925373" calcext:value-type="float">
            <text:p>57523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87617" calcext:value-type="float">
            <text:p>287617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13883.443552632" calcext:value-type="float">
            <text:p>31388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4628" calcext:value-type="float">
            <text:p>104628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Campaign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57266.747453545" calcext:value-type="float">
            <text:p>45726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28634" calcext:value-type="float">
            <text:p>228634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799.164591144" calcext:value-type="float">
            <text:p>879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200" calcext:value-type="float">
            <text:p>2200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18810.513833333" calcext:value-type="float">
            <text:p>2188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2937" calcext:value-type="float">
            <text:p>72937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3827.199583333" calcext:value-type="float">
            <text:p>1438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1914" calcext:value-type="float">
            <text:p>71914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62251.007857143" calcext:value-type="float">
            <text:p>26225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5563" calcext:value-type="float">
            <text:p>65563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80888.86849714" calcext:value-type="float">
            <text:p>28088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630" calcext:value-type="float">
            <text:p>93630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10685.454473684" calcext:value-type="float">
            <text:p>21068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0229" calcext:value-type="float">
            <text:p>70229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29106.25" calcext:value-type="float">
            <text:p>22910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76369" calcext:value-type="float">
            <text:p>76369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433859.65" calcext:value-type="float">
            <text:p>543386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716930" calcext:value-type="float">
            <text:p>2716930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3830679.5650649" calcext:value-type="float">
            <text:p>138306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457670" calcext:value-type="float">
            <text:p>3457670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473711.02236842" calcext:value-type="float">
            <text:p>847371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236856" calcext:value-type="float">
            <text:p>4236856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61098.8151727" calcext:value-type="float">
            <text:p>186109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65275" calcext:value-type="float">
            <text:p>465275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851613.475" calcext:value-type="float">
            <text:p>58516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950538" calcext:value-type="float">
            <text:p>1950538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86985.05" calcext:value-type="float">
            <text:p>58698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95662" calcext:value-type="float">
            <text:p>195662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725670.05333333" calcext:value-type="float">
            <text:p>672567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362836" calcext:value-type="float">
            <text:p>3362836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0130700" calcext:value-type="float">
            <text:p>201307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0065350" calcext:value-type="float">
            <text:p>10065350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OCV</text:p>
          </table:table-cell>
          <table:table-cell office:value-type="string" calcext:value-type="string">
            <text:p>Campaign</text:p>
          </table:table-cell>
          <table:table-cell/>
          <table:table-cell table:style-name="ce5" office:value-type="float" office:value="3410000" calcext:value-type="float">
            <text:p>341000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852500" calcext:value-type="float">
            <text:p>852500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7793953.83813428" calcext:value-type="float">
            <text:p>779395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948489" calcext:value-type="float">
            <text:p>1948489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716882.44631579" calcext:value-type="float">
            <text:p>571688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858442" calcext:value-type="float">
            <text:p>2858442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518.1675" calcext:value-type="float">
            <text:p>1765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4130" calcext:value-type="float">
            <text:p>44130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592166.24619403" calcext:value-type="float">
            <text:p>59216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6084" calcext:value-type="float">
            <text:p>296084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DTwP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87981.105" calcext:value-type="float">
            <text:p>8798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1996" calcext:value-type="float">
            <text:p>21996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68612.95" calcext:value-type="float">
            <text:p>2686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34307" calcext:value-type="float">
            <text:p>134307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8461.4425" calcext:value-type="float">
            <text:p>884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9488" calcext:value-type="float">
            <text:p>29488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5964.564510022" calcext:value-type="float">
            <text:p>5596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8655" calcext:value-type="float">
            <text:p>18655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967.03825" calcext:value-type="float">
            <text:p>1769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4242" calcext:value-type="float">
            <text:p>44242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9269.523333333" calcext:value-type="float">
            <text:p>9927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4818" calcext:value-type="float">
            <text:p>24818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0761.388888889" calcext:value-type="float">
            <text:p>3907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0254" calcext:value-type="float">
            <text:p>130254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14214.884166667" calcext:value-type="float">
            <text:p>2142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3554" calcext:value-type="float">
            <text:p>53554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31308.481559968" calcext:value-type="float">
            <text:p>23130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5655" calcext:value-type="float">
            <text:p>115655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50928.798684211" calcext:value-type="float">
            <text:p>15092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5465" calcext:value-type="float">
            <text:p>75465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24968.473333333" calcext:value-type="float">
            <text:p>22496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6243" calcext:value-type="float">
            <text:p>56243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4945.360833333" calcext:value-type="float">
            <text:p>11494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8737" calcext:value-type="float">
            <text:p>28737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50939.22" calcext:value-type="float">
            <text:p>65093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6980" calcext:value-type="float">
            <text:p>216980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541731.73597015" calcext:value-type="float">
            <text:p>15417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85433" calcext:value-type="float">
            <text:p>385433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012043.835" calcext:value-type="float">
            <text:p>101204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53011" calcext:value-type="float">
            <text:p>25301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11349.095" calcext:value-type="float">
            <text:p>41134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37117" calcext:value-type="float">
            <text:p>137117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82247.22222222" calcext:value-type="float">
            <text:p>218224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727416" calcext:value-type="float">
            <text:p>727416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74299.095" calcext:value-type="float">
            <text:p>37429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93575" calcext:value-type="float">
            <text:p>93575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41465.016166667" calcext:value-type="float">
            <text:p>34146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70733" calcext:value-type="float">
            <text:p>170733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77643" calcext:value-type="float">
            <text:p>27764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9411" calcext:value-type="float">
            <text:p>6941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926389.14" calcext:value-type="float">
            <text:p>92638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08797" calcext:value-type="float">
            <text:p>308797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74299.095" calcext:value-type="float">
            <text:p>3742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4767" calcext:value-type="float">
            <text:p>124767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6164.6375" calcext:value-type="float">
            <text:p>461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399628.3125" calcext:value-type="float">
            <text:p>3996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99815" calcext:value-type="float">
            <text:p>199815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81512.0825" calcext:value-type="float">
            <text:p>1815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5379" calcext:value-type="float">
            <text:p>45379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6928.3825" calcext:value-type="float">
            <text:p>869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1733" calcext:value-type="float">
            <text:p>21733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1661.5025" calcext:value-type="float">
            <text:p>816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416" calcext:value-type="float">
            <text:p>20416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58908.80324692" calcext:value-type="float">
            <text:p>15890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970" calcext:value-type="float">
            <text:p>52970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7007.501315789" calcext:value-type="float">
            <text:p>10700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5670" calcext:value-type="float">
            <text:p>35670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49848.995" calcext:value-type="float">
            <text:p>14984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7463" calcext:value-type="float">
            <text:p>37463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8410.4625" calcext:value-type="float">
            <text:p>684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2804" calcext:value-type="float">
            <text:p>22804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9960.605" calcext:value-type="float">
            <text:p>10996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4981" calcext:value-type="float">
            <text:p>54981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53172.34" calcext:value-type="float">
            <text:p>25317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63294" calcext:value-type="float">
            <text:p>63294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0749.7675" calcext:value-type="float">
            <text:p>607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0250" calcext:value-type="float">
            <text:p>20250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4301.63" calcext:value-type="float">
            <text:p>19430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4768" calcext:value-type="float">
            <text:p>64768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014.061495021" calcext:value-type="float">
            <text:p>130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254" calcext:value-type="float">
            <text:p>3254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94527.336315789" calcext:value-type="float">
            <text:p>945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264" calcext:value-type="float">
            <text:p>47264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58081.666666667" calcext:value-type="float">
            <text:p>2580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86028" calcext:value-type="float">
            <text:p>86028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47460.95" calcext:value-type="float">
            <text:p>1474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154" calcext:value-type="float">
            <text:p>49154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8588.849738822" calcext:value-type="float">
            <text:p>12858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2863" calcext:value-type="float">
            <text:p>42863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11111.191052632" calcext:value-type="float">
            <text:p>1111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7778" calcext:value-type="float">
            <text:p>27778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36121.875" calcext:value-type="float">
            <text:p>3361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84031" calcext:value-type="float">
            <text:p>84031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28071.041666667" calcext:value-type="float">
            <text:p>42807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107018" calcext:value-type="float">
            <text:p>107018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709026.768432836" calcext:value-type="float">
            <text:p>7090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4514" calcext:value-type="float">
            <text:p>354514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86318.207763158" calcext:value-type="float">
            <text:p>3863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8773" calcext:value-type="float">
            <text:p>128773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2846.358480619" calcext:value-type="float">
            <text:p>628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0949" calcext:value-type="float">
            <text:p>20949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4167.585" calcext:value-type="float">
            <text:p>24416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1042" calcext:value-type="float">
            <text:p>61042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51540.416666667" calcext:value-type="float">
            <text:p>35154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87886" calcext:value-type="float">
            <text:p>8788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57704.7675" calcext:value-type="float">
            <text:p>25770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28853" calcext:value-type="float">
            <text:p>128853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72181.92417477" calcext:value-type="float">
            <text:p>37218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24061" calcext:value-type="float">
            <text:p>124061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71327.002631579" calcext:value-type="float">
            <text:p>27132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90443" calcext:value-type="float">
            <text:p>90443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TC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5854.874180556" calcext:value-type="float">
            <text:p>1058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2928" calcext:value-type="float">
            <text:p>52928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83064.85" calcext:value-type="float">
            <text:p>38306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95767" calcext:value-type="float">
            <text:p>95767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0357.295833333" calcext:value-type="float">
            <text:p>1603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3453" calcext:value-type="float">
            <text:p>53453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11200.9075" calcext:value-type="float">
            <text:p>161120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805601" calcext:value-type="float">
            <text:p>805601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322120.9338806" calcext:value-type="float">
            <text:p>33221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107374" calcext:value-type="float">
            <text:p>1107374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145550.02" calcext:value-type="float">
            <text:p>21455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15184" calcext:value-type="float">
            <text:p>715184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131127.01472222" calcext:value-type="float">
            <text:p>113112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77043" calcext:value-type="float">
            <text:p>377043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51914.72222222" calcext:value-type="float">
            <text:p>39519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317305" calcext:value-type="float">
            <text:p>1317305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12501.695" calcext:value-type="float">
            <text:p>101250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506251" calcext:value-type="float">
            <text:p>506251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196990.87728697" calcext:value-type="float">
            <text:p>219699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49248" calcext:value-type="float">
            <text:p>549248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68712.48" calcext:value-type="float">
            <text:p>12687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634357" calcext:value-type="float">
            <text:p>634357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201804.74925373" calcext:value-type="float">
            <text:p>220180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100903" calcext:value-type="float">
            <text:p>1100903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935831.625" calcext:value-type="float">
            <text:p>19358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45278" calcext:value-type="float">
            <text:p>645278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485654.00473881" calcext:value-type="float">
            <text:p>348565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871414" calcext:value-type="float">
            <text:p>871414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314546.19" calcext:value-type="float">
            <text:p>231454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78637" calcext:value-type="float">
            <text:p>578637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91099.25563966" calcext:value-type="float">
            <text:p>4910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63700" calcext:value-type="float">
            <text:p>16370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66051.65" calcext:value-type="float">
            <text:p>136605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55351" calcext:value-type="float">
            <text:p>455351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0663.4525" calcext:value-type="float">
            <text:p>17706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90222" calcext:value-type="float">
            <text:p>590222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OCV</text:p>
          </table:table-cell>
          <table:table-cell office:value-type="string" calcext:value-type="string">
            <text:p>Campaign</text:p>
          </table:table-cell>
          <table:table-cell/>
          <table:table-cell table:style-name="ce5" office:value-type="float" office:value="5611558" calcext:value-type="float">
            <text:p>561155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402890" calcext:value-type="float">
            <text:p>140289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30979.31532119" calcext:value-type="float">
            <text:p>193097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965490" calcext:value-type="float">
            <text:p>96549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09779.33263158" calcext:value-type="float">
            <text:p>130977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36594" calcext:value-type="float">
            <text:p>436594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582938.14" calcext:value-type="float">
            <text:p>15829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95735" calcext:value-type="float">
            <text:p>395735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476795.3125" calcext:value-type="float">
            <text:p>247679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238398" calcext:value-type="float">
            <text:p>1238398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576099.465" calcext:value-type="float">
            <text:p>357609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192034" calcext:value-type="float">
            <text:p>1192034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709772.4175" calcext:value-type="float">
            <text:p>270977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77444" calcext:value-type="float">
            <text:p>677444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459291.68260526" calcext:value-type="float">
            <text:p>145929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29646" calcext:value-type="float">
            <text:p>729646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53469.8" calcext:value-type="float">
            <text:p>125347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626735" calcext:value-type="float">
            <text:p>626735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579015.114" calcext:value-type="float">
            <text:p>15790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94754" calcext:value-type="float">
            <text:p>394754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49781.58" calcext:value-type="float">
            <text:p>104978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62446" calcext:value-type="float">
            <text:p>262446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059044.18525267" calcext:value-type="float">
            <text:p>205904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86349" calcext:value-type="float">
            <text:p>686349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878218.58308333" calcext:value-type="float">
            <text:p>287821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959407" calcext:value-type="float">
            <text:p>959407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42743.5" calcext:value-type="float">
            <text:p>44274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21372" calcext:value-type="float">
            <text:p>221372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21287.115" calcext:value-type="float">
            <text:p>18212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07096" calcext:value-type="float">
            <text:p>607096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49781.58" calcext:value-type="float">
            <text:p>104978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24891" calcext:value-type="float">
            <text:p>524891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99257.2725" calcext:value-type="float">
            <text:p>29925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9753" calcext:value-type="float">
            <text:p>99753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59557.880895522" calcext:value-type="float">
            <text:p>65955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29779" calcext:value-type="float">
            <text:p>329779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19213.56" calcext:value-type="float">
            <text:p>4192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04804" calcext:value-type="float">
            <text:p>104804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50100.2725" calcext:value-type="float">
            <text:p>1501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0034" calcext:value-type="float">
            <text:p>50034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Campaign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68163.136842105" calcext:value-type="float">
            <text:p>16816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4082" calcext:value-type="float">
            <text:p>84082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77215.35753544" calcext:value-type="float">
            <text:p>772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38608" calcext:value-type="float">
            <text:p>38608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39887.945" calcext:value-type="float">
            <text:p>23988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9972" calcext:value-type="float">
            <text:p>59972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986370.83333333" calcext:value-type="float">
            <text:p>198637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96593" calcext:value-type="float">
            <text:p>496593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24563.2375" calcext:value-type="float">
            <text:p>32456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62282" calcext:value-type="float">
            <text:p>162282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99205.756666801" calcext:value-type="float">
            <text:p>39920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9802" calcext:value-type="float">
            <text:p>99802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0479.985" calcext:value-type="float">
            <text:p>24048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20240" calcext:value-type="float">
            <text:p>120240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33890.83" calcext:value-type="float">
            <text:p>33389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11297" calcext:value-type="float">
            <text:p>111297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5646.2375" calcext:value-type="float">
            <text:p>16564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412" calcext:value-type="float">
            <text:p>41412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032916.70416667" calcext:value-type="float">
            <text:p>30329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516459" calcext:value-type="float">
            <text:p>1516459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941878.8125" calcext:value-type="float">
            <text:p>394187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13960" calcext:value-type="float">
            <text:p>1313960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928572.2875" calcext:value-type="float">
            <text:p>292857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76191" calcext:value-type="float">
            <text:p>976191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DTwP-Hib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3039919.575" calcext:value-type="float">
            <text:p>30399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13307" calcext:value-type="float">
            <text:p>1013307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74454.249712443" calcext:value-type="float">
            <text:p>57445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43614" calcext:value-type="float">
            <text:p>143614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02607.69027778" calcext:value-type="float">
            <text:p>130260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25652" calcext:value-type="float">
            <text:p>325652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963561.125" calcext:value-type="float">
            <text:p>296356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481781" calcext:value-type="float">
            <text:p>1481781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825599.87757096" calcext:value-type="float">
            <text:p>28256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41867" calcext:value-type="float">
            <text:p>941867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695718.42236842" calcext:value-type="float">
            <text:p>169571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23930" calcext:value-type="float">
            <text:p>423930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707332.08333333" calcext:value-type="float">
            <text:p>270733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353667" calcext:value-type="float">
            <text:p>1353667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41480.2625" calcext:value-type="float">
            <text:p>214148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13827" calcext:value-type="float">
            <text:p>713827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777235.0958209" calcext:value-type="float">
            <text:p>57772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925746" calcext:value-type="float">
            <text:p>1925746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863445.525" calcext:value-type="float">
            <text:p>38634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87816" calcext:value-type="float">
            <text:p>1287816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66527" calcext:value-type="float">
            <text:p>10665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33264" calcext:value-type="float">
            <text:p>533264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301446.00966667" calcext:value-type="float">
            <text:p>23014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67149" calcext:value-type="float">
            <text:p>767149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258917.88888889" calcext:value-type="float">
            <text:p>52589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629459" calcext:value-type="float">
            <text:p>2629459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378808.90821429" calcext:value-type="float">
            <text:p>237880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94703" calcext:value-type="float">
            <text:p>594703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07100" calcext:value-type="float">
            <text:p>2071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03550" calcext:value-type="float">
            <text:p>103550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525493.45" calcext:value-type="float">
            <text:p>152549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62747" calcext:value-type="float">
            <text:p>762747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772735.84126792" calcext:value-type="float">
            <text:p>277273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93184" calcext:value-type="float">
            <text:p>693184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267608.43" calcext:value-type="float">
            <text:p>226760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33805" calcext:value-type="float">
            <text:p>1133805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008338.34495522" calcext:value-type="float">
            <text:p>20083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2085" calcext:value-type="float">
            <text:p>502085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72500" calcext:value-type="float">
            <text:p>6725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24167" calcext:value-type="float">
            <text:p>224167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525493.45" calcext:value-type="float">
            <text:p>152549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62747" calcext:value-type="float">
            <text:p>762747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12606.9925" calcext:value-type="float">
            <text:p>71260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37536" calcext:value-type="float">
            <text:p>237536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111372.96973881" calcext:value-type="float">
            <text:p>211137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03791" calcext:value-type="float">
            <text:p>703791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343187.22" calcext:value-type="float">
            <text:p>134318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671594" calcext:value-type="float">
            <text:p>671594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87636.769099796" calcext:value-type="float">
            <text:p>28763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5879" calcext:value-type="float">
            <text:p>95879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92630.686666667" calcext:value-type="float">
            <text:p>2926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3158" calcext:value-type="float">
            <text:p>73158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733985" calcext:value-type="float">
            <text:p>73398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44662" calcext:value-type="float">
            <text:p>244662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161938.315" calcext:value-type="float">
            <text:p>11619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80970" calcext:value-type="float">
            <text:p>580970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92777.85089406" calcext:value-type="float">
            <text:p>89277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46389" calcext:value-type="float">
            <text:p>446389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760216.556842105" calcext:value-type="float">
            <text:p>7602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53406" calcext:value-type="float">
            <text:p>253406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979227.315" calcext:value-type="float">
            <text:p>97922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44807" calcext:value-type="float">
            <text:p>244807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56006.835" calcext:value-type="float">
            <text:p>95600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669" calcext:value-type="float">
            <text:p>318669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451848.52833333" calcext:value-type="float">
            <text:p>245184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2963" calcext:value-type="float">
            <text:p>612963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82171.805" calcext:value-type="float">
            <text:p>178217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891086" calcext:value-type="float">
            <text:p>891086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98581.855" calcext:value-type="float">
            <text:p>59858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99291" calcext:value-type="float">
            <text:p>299291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96261.989386057" calcext:value-type="float">
            <text:p>29626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4066" calcext:value-type="float">
            <text:p>74066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761815.120740741" calcext:value-type="float">
            <text:p>7618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80908" calcext:value-type="float">
            <text:p>380908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473580.92083333" calcext:value-type="float">
            <text:p>147358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36791" calcext:value-type="float">
            <text:p>736791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332218.92085492" calcext:value-type="float">
            <text:p>133221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44073" calcext:value-type="float">
            <text:p>444073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473024.16" calcext:value-type="float">
            <text:p>14730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68257" calcext:value-type="float">
            <text:p>368257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30228.48" calcext:value-type="float">
            <text:p>133022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43410" calcext:value-type="float">
            <text:p>443410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97151.288333333" calcext:value-type="float">
            <text:p>79715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99288" calcext:value-type="float">
            <text:p>199288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72059.2375" calcext:value-type="float">
            <text:p>47205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36030" calcext:value-type="float">
            <text:p>236030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113768.1325" calcext:value-type="float">
            <text:p>111376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56885" calcext:value-type="float">
            <text:p>556885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91776.245" calcext:value-type="float">
            <text:p>89177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22945" calcext:value-type="float">
            <text:p>222945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3690.623747254" calcext:value-type="float">
            <text:p>3369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8423" calcext:value-type="float">
            <text:p>8423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89593.893666667" calcext:value-type="float">
            <text:p>58959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6532" calcext:value-type="float">
            <text:p>196532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54924.46" calcext:value-type="float">
            <text:p>6549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27463" calcext:value-type="float">
            <text:p>327463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47732.280313349" calcext:value-type="float">
            <text:p>5477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36934" calcext:value-type="float">
            <text:p>136934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04472.325" calcext:value-type="float">
            <text:p>50447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52237" calcext:value-type="float">
            <text:p>252237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16327.39" calcext:value-type="float">
            <text:p>6163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08164" calcext:value-type="float">
            <text:p>308164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69487.1075" calcext:value-type="float">
            <text:p>36948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92372" calcext:value-type="float">
            <text:p>92372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50349.915" calcext:value-type="float">
            <text:p>5503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83450" calcext:value-type="float">
            <text:p>183450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721295.547798508" calcext:value-type="float">
            <text:p>72129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80324" calcext:value-type="float">
            <text:p>180324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605359.6075" calcext:value-type="float">
            <text:p>60536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51340" calcext:value-type="float">
            <text:p>151340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51035.648833333" calcext:value-type="float">
            <text:p>3510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7012" calcext:value-type="float">
            <text:p>117012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1528.2325" calcext:value-type="float">
            <text:p>2615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5383" calcext:value-type="float">
            <text:p>65383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OCV</text:p>
          </table:table-cell>
          <table:table-cell office:value-type="string" calcext:value-type="string">
            <text:p>Campaign</text:p>
          </table:table-cell>
          <table:table-cell/>
          <table:table-cell table:style-name="ce5" office:value-type="float" office:value="1300000" calcext:value-type="float">
            <text:p>13000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33334" calcext:value-type="float">
            <text:p>433334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37853" calcext:value-type="float">
            <text:p>2378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18927" calcext:value-type="float">
            <text:p>118927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80442.455" calcext:value-type="float">
            <text:p>4804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60148" calcext:value-type="float">
            <text:p>160148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738967.14416667" calcext:value-type="float">
            <text:p>573896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869484" calcext:value-type="float">
            <text:p>2869484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408810.73399254" calcext:value-type="float">
            <text:p>84088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802937" calcext:value-type="float">
            <text:p>2802937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7049491.1325" calcext:value-type="float">
            <text:p>704949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49831" calcext:value-type="float">
            <text:p>2349831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551429.33686526" calcext:value-type="float">
            <text:p>155142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17144" calcext:value-type="float">
            <text:p>517144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720770.0775" calcext:value-type="float">
            <text:p>372077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40257" calcext:value-type="float">
            <text:p>1240257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386160.62333333" calcext:value-type="float">
            <text:p>53861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795387" calcext:value-type="float">
            <text:p>1795387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733687.61205632" calcext:value-type="float">
            <text:p>573368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433422" calcext:value-type="float">
            <text:p>1433422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835592.40444444" calcext:value-type="float">
            <text:p>583559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458899" calcext:value-type="float">
            <text:p>1458899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560754.52276119" calcext:value-type="float">
            <text:p>55607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780378" calcext:value-type="float">
            <text:p>2780378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54725.015" calcext:value-type="float">
            <text:p>6547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63682" calcext:value-type="float">
            <text:p>163682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383721.80679104" calcext:value-type="float">
            <text:p>13837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691861" calcext:value-type="float">
            <text:p>691861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78145.1175" calcext:value-type="float">
            <text:p>8781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92716" calcext:value-type="float">
            <text:p>292716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8979.333333333" calcext:value-type="float">
            <text:p>8897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9660" calcext:value-type="float">
            <text:p>29660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81404.0116" calcext:value-type="float">
            <text:p>48140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60469" calcext:value-type="float">
            <text:p>160469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26302.188333333" calcext:value-type="float">
            <text:p>32630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63152" calcext:value-type="float">
            <text:p>163152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06161.66666667" calcext:value-type="float">
            <text:p>120616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01541" calcext:value-type="float">
            <text:p>301541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50019.834166667" calcext:value-type="float">
            <text:p>5500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83340" calcext:value-type="float">
            <text:p>183340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02527.087247492" calcext:value-type="float">
            <text:p>8025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01264" calcext:value-type="float">
            <text:p>401264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02797.685789474" calcext:value-type="float">
            <text:p>50279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25700" calcext:value-type="float">
            <text:p>125700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62487.245" calcext:value-type="float">
            <text:p>3624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0830" calcext:value-type="float">
            <text:p>120830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17063.203333333" calcext:value-type="float">
            <text:p>31706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58532" calcext:value-type="float">
            <text:p>158532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645388.765" calcext:value-type="float">
            <text:p>464538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548463" calcext:value-type="float">
            <text:p>1548463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9432641.62238806" calcext:value-type="float">
            <text:p>943264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358161" calcext:value-type="float">
            <text:p>2358161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3834914.46" calcext:value-type="float">
            <text:p>38349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278305" calcext:value-type="float">
            <text:p>1278305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992460.055" calcext:value-type="float">
            <text:p>599246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498116" calcext:value-type="float">
            <text:p>1498116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07092.68949719" calcext:value-type="float">
            <text:p>100709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03547" calcext:value-type="float">
            <text:p>503547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718252.14277778" calcext:value-type="float">
            <text:p>271825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359127" calcext:value-type="float">
            <text:p>1359127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363590.55555556" calcext:value-type="float">
            <text:p>736359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840898" calcext:value-type="float">
            <text:p>184089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912229.4" calcext:value-type="float">
            <text:p>49122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228058" calcext:value-type="float">
            <text:p>122805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460520.47687583" calcext:value-type="float">
            <text:p>34605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153507" calcext:value-type="float">
            <text:p>1153507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437625.46263158" calcext:value-type="float">
            <text:p>343762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859407" calcext:value-type="float">
            <text:p>859407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31104.888888889" calcext:value-type="float">
            <text:p>9311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32777" calcext:value-type="float">
            <text:p>232777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7671932.35375" calcext:value-type="float">
            <text:p>767193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557311" calcext:value-type="float">
            <text:p>2557311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3400000" calcext:value-type="float">
            <text:p>134000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466667" calcext:value-type="float">
            <text:p>4466667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96642.2" calcext:value-type="float">
            <text:p>4966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65548" calcext:value-type="float">
            <text:p>165548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037462.365" calcext:value-type="float">
            <text:p>203746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018732" calcext:value-type="float">
            <text:p>1018732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773429.94686567" calcext:value-type="float">
            <text:p>277343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86715" calcext:value-type="float">
            <text:p>1386715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59805.76210526" calcext:value-type="float">
            <text:p>195980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53269" calcext:value-type="float">
            <text:p>653269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46336.059736842" calcext:value-type="float">
            <text:p>64633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15446" calcext:value-type="float">
            <text:p>215446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52236.581471195" calcext:value-type="float">
            <text:p>55223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38060" calcext:value-type="float">
            <text:p>138060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61891.71" calcext:value-type="float">
            <text:p>136189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680946" calcext:value-type="float">
            <text:p>680946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73860.8225" calcext:value-type="float">
            <text:p>187386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68466" calcext:value-type="float">
            <text:p>468466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65162.04272815" calcext:value-type="float">
            <text:p>17651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88388" calcext:value-type="float">
            <text:p>588388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20958.64" calcext:value-type="float">
            <text:p>192095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0320" calcext:value-type="float">
            <text:p>640320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596038" calcext:value-type="float">
            <text:p>15960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99010" calcext:value-type="float">
            <text:p>399010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10042.875" calcext:value-type="float">
            <text:p>141004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5022" calcext:value-type="float">
            <text:p>705022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486633.99529851" calcext:value-type="float">
            <text:p>248663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21659" calcext:value-type="float">
            <text:p>621659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DTwP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10147.485" calcext:value-type="float">
            <text:p>5101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27537" calcext:value-type="float">
            <text:p>127537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636983.51" calcext:value-type="float">
            <text:p>16369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45662" calcext:value-type="float">
            <text:p>545662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88809.673980939" calcext:value-type="float">
            <text:p>38881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94405" calcext:value-type="float">
            <text:p>194405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923291.034416667" calcext:value-type="float">
            <text:p>92329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61646" calcext:value-type="float">
            <text:p>461646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76292.77777778" calcext:value-type="float">
            <text:p>217629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44074" calcext:value-type="float">
            <text:p>54407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64225.105" calcext:value-type="float">
            <text:p>13642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82113" calcext:value-type="float">
            <text:p>682113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349706.8931309" calcext:value-type="float">
            <text:p>134970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74854" calcext:value-type="float">
            <text:p>67485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358771.30666667" calcext:value-type="float">
            <text:p>135877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79386" calcext:value-type="float">
            <text:p>679386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TC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2260.355666667" calcext:value-type="float">
            <text:p>45226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754" calcext:value-type="float">
            <text:p>15075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116679.11" calcext:value-type="float">
            <text:p>11166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79170" calcext:value-type="float">
            <text:p>279170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438102.525" calcext:value-type="float">
            <text:p>143810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59526" calcext:value-type="float">
            <text:p>359526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069054.39611111" calcext:value-type="float">
            <text:p>306905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767264" calcext:value-type="float">
            <text:p>767264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613624.4" calcext:value-type="float">
            <text:p>26136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53407" calcext:value-type="float">
            <text:p>653407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16939.34" calcext:value-type="float">
            <text:p>71693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8980" calcext:value-type="float">
            <text:p>238980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22230.48217061" calcext:value-type="float">
            <text:p>52223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4077" calcext:value-type="float">
            <text:p>174077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32199.83" calcext:value-type="float">
            <text:p>133220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44067" calcext:value-type="float">
            <text:p>444067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44588.22222222" calcext:value-type="float">
            <text:p>16445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11148" calcext:value-type="float">
            <text:p>411148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982628.2675" calcext:value-type="float">
            <text:p>19826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95658" calcext:value-type="float">
            <text:p>495658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OCV</text:p>
          </table:table-cell>
          <table:table-cell office:value-type="string" calcext:value-type="string">
            <text:p>Campaign</text:p>
          </table:table-cell>
          <table:table-cell/>
          <table:table-cell table:style-name="ce5" office:value-type="float" office:value="8075970" calcext:value-type="float">
            <text:p>807597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91990" calcext:value-type="float">
            <text:p>2691990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145222.05179034" calcext:value-type="float">
            <text:p>21452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15075" calcext:value-type="float">
            <text:p>715075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596607.225" calcext:value-type="float">
            <text:p>259660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298304" calcext:value-type="float">
            <text:p>1298304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942996.985" calcext:value-type="float">
            <text:p>294299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980999" calcext:value-type="float">
            <text:p>980999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73800" calcext:value-type="float">
            <text:p>6738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36900" calcext:value-type="float">
            <text:p>336900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04193.50583333" calcext:value-type="float">
            <text:p>100419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02097" calcext:value-type="float">
            <text:p>502097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77565.4" calcext:value-type="float">
            <text:p>47756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38783" calcext:value-type="float">
            <text:p>238783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835876.478507463" calcext:value-type="float">
            <text:p>83587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7939" calcext:value-type="float">
            <text:p>417939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29706.115" calcext:value-type="float">
            <text:p>52970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2427" calcext:value-type="float">
            <text:p>132427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2087.85" calcext:value-type="float">
            <text:p>18208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522" calcext:value-type="float">
            <text:p>45522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69223.88888889" calcext:value-type="float">
            <text:p>17692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42306" calcext:value-type="float">
            <text:p>442306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06840.611666667" calcext:value-type="float">
            <text:p>30684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53421" calcext:value-type="float">
            <text:p>153421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64165.870895318" calcext:value-type="float">
            <text:p>46416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32083" calcext:value-type="float">
            <text:p>232083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02480.715789474" calcext:value-type="float">
            <text:p>30248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51241" calcext:value-type="float">
            <text:p>151241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90057.895373134" calcext:value-type="float">
            <text:p>49005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45029" calcext:value-type="float">
            <text:p>245029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07948.9875" calcext:value-type="float">
            <text:p>20794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03975" calcext:value-type="float">
            <text:p>103975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416261.08964286" calcext:value-type="float">
            <text:p>241626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208131" calcext:value-type="float">
            <text:p>1208131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387374.76992537" calcext:value-type="float">
            <text:p>438737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096844" calcext:value-type="float">
            <text:p>1096844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808822.885" calcext:value-type="float">
            <text:p>280882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36275" calcext:value-type="float">
            <text:p>936275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60065.6825" calcext:value-type="float">
            <text:p>106006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265017" calcext:value-type="float">
            <text:p>265017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45660.662149213" calcext:value-type="float">
            <text:p>54566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72831" calcext:value-type="float">
            <text:p>272831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444787.43666667" calcext:value-type="float">
            <text:p>144478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81596" calcext:value-type="float">
            <text:p>481596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71228.06833333" calcext:value-type="float">
            <text:p>10712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67808" calcext:value-type="float">
            <text:p>267808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136390.62233333" calcext:value-type="float">
            <text:p>21363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12131" calcext:value-type="float">
            <text:p>712131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402869.6443951" calcext:value-type="float">
            <text:p>24028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00718" calcext:value-type="float">
            <text:p>600718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367641.73631579" calcext:value-type="float">
            <text:p>236764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91911" calcext:value-type="float">
            <text:p>591911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37503.44" calcext:value-type="float">
            <text:p>173750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68752" calcext:value-type="float">
            <text:p>868752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71228.06833333" calcext:value-type="float">
            <text:p>10712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35615" calcext:value-type="float">
            <text:p>535615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906920.5825" calcext:value-type="float">
            <text:p>29069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26731" calcext:value-type="float">
            <text:p>726731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014942.33458955" calcext:value-type="float">
            <text:p>501494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253736" calcext:value-type="float">
            <text:p>1253736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273662.99" calcext:value-type="float">
            <text:p>32736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818416" calcext:value-type="float">
            <text:p>818416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964571.635" calcext:value-type="float">
            <text:p>196457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91143" calcext:value-type="float">
            <text:p>491143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24757.585" calcext:value-type="float">
            <text:p>122475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06190" calcext:value-type="float">
            <text:p>306190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621990.03166667" calcext:value-type="float">
            <text:p>26219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310996" calcext:value-type="float">
            <text:p>1310996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423252.65570689" calcext:value-type="float">
            <text:p>242325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11627" calcext:value-type="float">
            <text:p>1211627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910376.715" calcext:value-type="float">
            <text:p>291037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27595" calcext:value-type="float">
            <text:p>727595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136918.245" calcext:value-type="float">
            <text:p>21369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34230" calcext:value-type="float">
            <text:p>534230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66800" calcext:value-type="float">
            <text:p>5668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83400" calcext:value-type="float">
            <text:p>283400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397232.44666667" calcext:value-type="float">
            <text:p>139723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698617" calcext:value-type="float">
            <text:p>698617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634004.82" calcext:value-type="float">
            <text:p>563400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78002" calcext:value-type="float">
            <text:p>1878002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7528493.24268657" calcext:value-type="float">
            <text:p>752849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09498" calcext:value-type="float">
            <text:p>250949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220329.92" calcext:value-type="float">
            <text:p>522033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740110" calcext:value-type="float">
            <text:p>1740110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83672.80652717" calcext:value-type="float">
            <text:p>108367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61225" calcext:value-type="float">
            <text:p>361225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978797.08" calcext:value-type="float">
            <text:p>297879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44700" calcext:value-type="float">
            <text:p>744700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609417.78" calcext:value-type="float">
            <text:p>36094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804709" calcext:value-type="float">
            <text:p>1804709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516123.37722309" calcext:value-type="float">
            <text:p>351612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879031" calcext:value-type="float">
            <text:p>879031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330764.60444444" calcext:value-type="float">
            <text:p>433076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165383" calcext:value-type="float">
            <text:p>2165383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46500.5" calcext:value-type="float">
            <text:p>114650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82167" calcext:value-type="float">
            <text:p>382167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129229.04238806" calcext:value-type="float">
            <text:p>412922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064615" calcext:value-type="float">
            <text:p>2064615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97700" calcext:value-type="float">
            <text:p>7977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98850" calcext:value-type="float">
            <text:p>398850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60698.42" calcext:value-type="float">
            <text:p>216069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40175" calcext:value-type="float">
            <text:p>540175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9123732.1" calcext:value-type="float">
            <text:p>191237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80934" calcext:value-type="float">
            <text:p>4780934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9449497.3940299" calcext:value-type="float">
            <text:p>2944949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9816500" calcext:value-type="float">
            <text:p>9816500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071811.7" calcext:value-type="float">
            <text:p>1907181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9535906" calcext:value-type="float">
            <text:p>9535906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194677.1" calcext:value-type="float">
            <text:p>719467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597339" calcext:value-type="float">
            <text:p>3597339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133394.825" calcext:value-type="float">
            <text:p>81333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33349" calcext:value-type="float">
            <text:p>2033349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9727081" calcext:value-type="float">
            <text:p>2972708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9909027" calcext:value-type="float">
            <text:p>9909027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630968.22" calcext:value-type="float">
            <text:p>1263096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157743" calcext:value-type="float">
            <text:p>3157743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107901" calcext:value-type="float">
            <text:p>21079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702634" calcext:value-type="float">
            <text:p>702634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635624.32833333" calcext:value-type="float">
            <text:p>763562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817813" calcext:value-type="float">
            <text:p>3817813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OCV</text:p>
          </table:table-cell>
          <table:table-cell office:value-type="string" calcext:value-type="string">
            <text:p>Campaign</text:p>
          </table:table-cell>
          <table:table-cell/>
          <table:table-cell table:style-name="ce5" office:value-type="float" office:value="9040839" calcext:value-type="float">
            <text:p>90408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520420" calcext:value-type="float">
            <text:p>4520420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5636727.4853831" calcext:value-type="float">
            <text:p>1563672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212243" calcext:value-type="float">
            <text:p>5212243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9464763.375" calcext:value-type="float">
            <text:p>94647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366191" calcext:value-type="float">
            <text:p>2366191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1887967.695" calcext:value-type="float">
            <text:p>2188796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471992" calcext:value-type="float">
            <text:p>5471992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700000" calcext:value-type="float">
            <text:p>2670000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3350000" calcext:value-type="float">
            <text:p>13350000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856265.6" calcext:value-type="float">
            <text:p>78562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928133" calcext:value-type="float">
            <text:p>3928133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9646.591666667" calcext:value-type="float">
            <text:p>1964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549" calcext:value-type="float">
            <text:p>6549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4489.425" calcext:value-type="float">
            <text:p>3448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1497" calcext:value-type="float">
            <text:p>11497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470.927631579" calcext:value-type="float">
            <text:p>1947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9736" calcext:value-type="float">
            <text:p>9736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26.030263158" calcext:value-type="float">
            <text:p>622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076" calcext:value-type="float">
            <text:p>2076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939.315039512" calcext:value-type="float">
            <text:p>49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470" calcext:value-type="float">
            <text:p>2470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302.225" calcext:value-type="float">
            <text:p>1230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076" calcext:value-type="float">
            <text:p>3076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502.435714286" calcext:value-type="float">
            <text:p>135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501" calcext:value-type="float">
            <text:p>4501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8015.865129422" calcext:value-type="float">
            <text:p>180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504" calcext:value-type="float">
            <text:p>4504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980.618421053" calcext:value-type="float">
            <text:p>1298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491" calcext:value-type="float">
            <text:p>6491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5402.25" calcext:value-type="float">
            <text:p>1540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851" calcext:value-type="float">
            <text:p>3851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773.595588235" calcext:value-type="float">
            <text:p>57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925" calcext:value-type="float">
            <text:p>1925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566438.89583333" calcext:value-type="float">
            <text:p>256643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41610" calcext:value-type="float">
            <text:p>641610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983807.09089552" calcext:value-type="float">
            <text:p>398380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327936" calcext:value-type="float">
            <text:p>1327936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764930.7475" calcext:value-type="float">
            <text:p>276493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921644" calcext:value-type="float">
            <text:p>921644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70504.875" calcext:value-type="float">
            <text:p>97050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85253" calcext:value-type="float">
            <text:p>485253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466508.0425" calcext:value-type="float">
            <text:p>146650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8837" calcext:value-type="float">
            <text:p>488837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84052.80555556" calcext:value-type="float">
            <text:p>628405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142027" calcext:value-type="float">
            <text:p>3142027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624713.45166667" calcext:value-type="float">
            <text:p>162471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41572" calcext:value-type="float">
            <text:p>541572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868139.56422575" calcext:value-type="float">
            <text:p>28681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56047" calcext:value-type="float">
            <text:p>956047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666071.23447368" calcext:value-type="float">
            <text:p>166607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16518" calcext:value-type="float">
            <text:p>416518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72358.5" calcext:value-type="float">
            <text:p>67235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24120" calcext:value-type="float">
            <text:p>224120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924383.975" calcext:value-type="float">
            <text:p>29243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74795" calcext:value-type="float">
            <text:p>974795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55750.8125" calcext:value-type="float">
            <text:p>85575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27876" calcext:value-type="float">
            <text:p>427876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043708.8" calcext:value-type="float">
            <text:p>304370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21855" calcext:value-type="float">
            <text:p>1521855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158428.65671642" calcext:value-type="float">
            <text:p>71584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789608" calcext:value-type="float">
            <text:p>1789608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812289.628815789" calcext:value-type="float">
            <text:p>8122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70764" calcext:value-type="float">
            <text:p>270764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TwP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776716.8" calcext:value-type="float">
            <text:p>27767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388359" calcext:value-type="float">
            <text:p>1388359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619387.5368421" calcext:value-type="float">
            <text:p>361938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206463" calcext:value-type="float">
            <text:p>1206463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42832.355555556" calcext:value-type="float">
            <text:p>9428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35709" calcext:value-type="float">
            <text:p>235709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MenACYW-135 Ps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754.65" calcext:value-type="float">
            <text:p>3975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3252" calcext:value-type="float">
            <text:p>13252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71776.4" calcext:value-type="float">
            <text:p>247177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17945" calcext:value-type="float">
            <text:p>617945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82962.7025" calcext:value-type="float">
            <text:p>12829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20741" calcext:value-type="float">
            <text:p>320741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982219.73333333" calcext:value-type="float">
            <text:p>298222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745555" calcext:value-type="float">
            <text:p>745555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463458.0575" calcext:value-type="float">
            <text:p>14634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731730" calcext:value-type="float">
            <text:p>731730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95044.255" calcext:value-type="float">
            <text:p>19504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8762" calcext:value-type="float">
            <text:p>48762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382958.605" calcext:value-type="float">
            <text:p>38295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7653" calcext:value-type="float">
            <text:p>127653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40315.72" calcext:value-type="float">
            <text:p>14031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0158" calcext:value-type="float">
            <text:p>70158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81673.829736842" calcext:value-type="float">
            <text:p>1816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558" calcext:value-type="float">
            <text:p>60558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3162.88" calcext:value-type="float">
            <text:p>731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8291" calcext:value-type="float">
            <text:p>18291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2654.6125" calcext:value-type="float">
            <text:p>5265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552" calcext:value-type="float">
            <text:p>17552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0950.335" calcext:value-type="float">
            <text:p>7095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3651" calcext:value-type="float">
            <text:p>23651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41892.135" calcext:value-type="float">
            <text:p>14189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0947" calcext:value-type="float">
            <text:p>70947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93040.4" calcext:value-type="float">
            <text:p>19304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8261" calcext:value-type="float">
            <text:p>48261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1920.252631579" calcext:value-type="float">
            <text:p>12192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60961" calcext:value-type="float">
            <text:p>60961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72673.715" calcext:value-type="float">
            <text:p>2726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90892" calcext:value-type="float">
            <text:p>90892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2425.64" calcext:value-type="float">
            <text:p>3242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809" calcext:value-type="float">
            <text:p>10809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56055.1825" calcext:value-type="float">
            <text:p>5605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8686" calcext:value-type="float">
            <text:p>18686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5370.8675" calcext:value-type="float">
            <text:p>453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124" calcext:value-type="float">
            <text:p>15124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248.597894737" calcext:value-type="float">
            <text:p>1024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125" calcext:value-type="float">
            <text:p>5125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9831.565874566" calcext:value-type="float">
            <text:p>98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78" calcext:value-type="float">
            <text:p>3278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9732.238026316" calcext:value-type="float">
            <text:p>97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434" calcext:value-type="float">
            <text:p>2434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6996.404285714" calcext:value-type="float">
            <text:p>2699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8999" calcext:value-type="float">
            <text:p>8999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3324.665263158" calcext:value-type="float">
            <text:p>233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1663" calcext:value-type="float">
            <text:p>11663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063.9" calcext:value-type="float">
            <text:p>240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6016" calcext:value-type="float">
            <text:p>6016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5745.745" calcext:value-type="float">
            <text:p>1574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7873" calcext:value-type="float">
            <text:p>7873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2407.3275" calcext:value-type="float">
            <text:p>8240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7470" calcext:value-type="float">
            <text:p>27470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61269.63" calcext:value-type="float">
            <text:p>16127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80635" calcext:value-type="float">
            <text:p>80635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7413.3075" calcext:value-type="float">
            <text:p>1274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3707" calcext:value-type="float">
            <text:p>63707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1564.0725" calcext:value-type="float">
            <text:p>5156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8571.064605263" calcext:value-type="float">
            <text:p>2857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4286" calcext:value-type="float">
            <text:p>14286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76487.93" calcext:value-type="float">
            <text:p>7648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19122" calcext:value-type="float">
            <text:p>19122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22377.031743421" calcext:value-type="float">
            <text:p>12237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1189" calcext:value-type="float">
            <text:p>61189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8062.246666667" calcext:value-type="float">
            <text:p>5806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9032" calcext:value-type="float">
            <text:p>29032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5014.089166667" calcext:value-type="float">
            <text:p>450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2508" calcext:value-type="float">
            <text:p>22508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7830.7" calcext:value-type="float">
            <text:p>678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6958" calcext:value-type="float">
            <text:p>16958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93817.131119403" calcext:value-type="float">
            <text:p>1938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8455" calcext:value-type="float">
            <text:p>48455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9084.425" calcext:value-type="float">
            <text:p>2908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272" calcext:value-type="float">
            <text:p>7272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DTaP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1127.757368421" calcext:value-type="float">
            <text:p>2112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0564" calcext:value-type="float">
            <text:p>10564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7210.9" calcext:value-type="float">
            <text:p>8721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071" calcext:value-type="float">
            <text:p>29071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9104.094210526" calcext:value-type="float">
            <text:p>1910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553" calcext:value-type="float">
            <text:p>9553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3190.16" calcext:value-type="float">
            <text:p>4319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4397" calcext:value-type="float">
            <text:p>14397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4073.314285714" calcext:value-type="float">
            <text:p>640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2037" calcext:value-type="float">
            <text:p>32037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80289.4" calcext:value-type="float">
            <text:p>8028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6764" calcext:value-type="float">
            <text:p>26764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0709.094736842" calcext:value-type="float">
            <text:p>5070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6904" calcext:value-type="float">
            <text:p>16904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8522.85" calcext:value-type="float">
            <text:p>6852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34262" calcext:value-type="float">
            <text:p>34262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08421.2625" calcext:value-type="float">
            <text:p>10842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4211" calcext:value-type="float">
            <text:p>54211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84852.26380597" calcext:value-type="float">
            <text:p>28485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42427" calcext:value-type="float">
            <text:p>142427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9413.495" calcext:value-type="float">
            <text:p>17941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9707" calcext:value-type="float">
            <text:p>89707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9957.755" calcext:value-type="float">
            <text:p>4995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2490" calcext:value-type="float">
            <text:p>12490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89388.611111111" calcext:value-type="float">
            <text:p>28938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2348" calcext:value-type="float">
            <text:p>72348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9953.5125" calcext:value-type="float">
            <text:p>6995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7489" calcext:value-type="float">
            <text:p>17489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57540.4" calcext:value-type="float">
            <text:p>1575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2514" calcext:value-type="float">
            <text:p>52514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YF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9953.5125" calcext:value-type="float">
            <text:p>6995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7489" calcext:value-type="float">
            <text:p>17489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1662.32" calcext:value-type="float">
            <text:p>316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5832" calcext:value-type="float">
            <text:p>15832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8882.980559701" calcext:value-type="float">
            <text:p>1888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9442" calcext:value-type="float">
            <text:p>9442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3201.978947368" calcext:value-type="float">
            <text:p>1320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301" calcext:value-type="float">
            <text:p>3301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DTaP-HepB-Hib-I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8428.886315789" calcext:value-type="float">
            <text:p>4842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2108" calcext:value-type="float">
            <text:p>12108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2313.425664677" calcext:value-type="float">
            <text:p>123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079" calcext:value-type="float">
            <text:p>3079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enACYW-135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130.540077632" calcext:value-type="float">
            <text:p>313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566" calcext:value-type="float">
            <text:p>1566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0381.916710526" calcext:value-type="float">
            <text:p>203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794" calcext:value-type="float">
            <text:p>6794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1357.14" calcext:value-type="float">
            <text:p>4135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0679" calcext:value-type="float">
            <text:p>20679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6121.517894737" calcext:value-type="float">
            <text:p>2612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8708" calcext:value-type="float">
            <text:p>8708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5820.715789474" calcext:value-type="float">
            <text:p>2582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456" calcext:value-type="float">
            <text:p>6456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Tdap</text:p>
          </table:table-cell>
          <table:table-cell office:value-type="string" calcext:value-type="string">
            <text:p>Routine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0689.573157895" calcext:value-type="float">
            <text:p>1069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345" calcext:value-type="float">
            <text:p>5345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Tdap-IPV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9586.095263158" calcext:value-type="float">
            <text:p>958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94" calcext:value-type="float">
            <text:p>4794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Typhoid Ps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1.007668114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67553.44" calcext:value-type="float">
            <text:p>26755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6889" calcext:value-type="float">
            <text:p>66889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85462.766791045" calcext:value-type="float">
            <text:p>38546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6366" calcext:value-type="float">
            <text:p>96366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55454.6925" calcext:value-type="float">
            <text:p>15545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77728" calcext:value-type="float">
            <text:p>77728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44322.075" calcext:value-type="float">
            <text:p>24432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22162" calcext:value-type="float">
            <text:p>122162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70408.8" calcext:value-type="float">
            <text:p>7040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23470" calcext:value-type="float">
            <text:p>23470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9816.133333333" calcext:value-type="float">
            <text:p>698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7455" calcext:value-type="float">
            <text:p>17455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6143.6775" calcext:value-type="float">
            <text:p>17614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88072" calcext:value-type="float">
            <text:p>88072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21079.754166667" calcext:value-type="float">
            <text:p>22108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10540" calcext:value-type="float">
            <text:p>110540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39642.325" calcext:value-type="float">
            <text:p>13964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69822" calcext:value-type="float">
            <text:p>69822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05435.075" calcext:value-type="float">
            <text:p>2054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8479" calcext:value-type="float">
            <text:p>68479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303537.9" calcext:value-type="float">
            <text:p>33035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25885" calcext:value-type="float">
            <text:p>825885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128414.68656716" calcext:value-type="float">
            <text:p>31284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42805" calcext:value-type="float">
            <text:p>1042805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DTaP-HepB-Hib-IPV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4244836.35789474" calcext:value-type="float">
            <text:p>42448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122419" calcext:value-type="float">
            <text:p>2122419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770545.286872353" calcext:value-type="float">
            <text:p>7705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56849" calcext:value-type="float">
            <text:p>256849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easles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451379.6375" calcext:value-type="float">
            <text:p>245138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25690" calcext:value-type="float">
            <text:p>1225690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enACYW-135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0742.309375" calcext:value-type="float">
            <text:p>5074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6915" calcext:value-type="float">
            <text:p>16915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822938.2125" calcext:value-type="float">
            <text:p>8229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11470" calcext:value-type="float">
            <text:p>411470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493396.4" calcext:value-type="float">
            <text:p>349339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746699" calcext:value-type="float">
            <text:p>1746699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206355.62105263" calcext:value-type="float">
            <text:p>220635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51589" calcext:value-type="float">
            <text:p>551589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TC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891069.226666667" calcext:value-type="float">
            <text:p>89106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45535" calcext:value-type="float">
            <text:p>445535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311435.875" calcext:value-type="float">
            <text:p>231143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77859" calcext:value-type="float">
            <text:p>577859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366981.2" calcext:value-type="float">
            <text:p>136698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83491" calcext:value-type="float">
            <text:p>683491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982.275" calcext:value-type="float">
            <text:p>3982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992" calcext:value-type="float">
            <text:p>1992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Routine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3304.268656716" calcext:value-type="float">
            <text:p>1330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435" calcext:value-type="float">
            <text:p>4435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outine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2169.709166667" calcext:value-type="float">
            <text:p>217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85" calcext:value-type="float">
            <text:p>1085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DTaP-HepB-Hib-IP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962.494736842" calcext:value-type="float">
            <text:p>496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DTwP</text:p>
          </table:table-cell>
          <table:table-cell office:value-type="string" calcext:value-type="string">
            <text:p>Routine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945.12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973" calcext:value-type="float">
            <text:p>973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38.778684211" calcext:value-type="float">
            <text:p>173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Routin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609" calcext:value-type="float">
            <text:p>160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354.6425" calcext:value-type="float">
            <text:p>335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utine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030.242105263" calcext:value-type="float">
            <text:p>50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353.494736842" calcext:value-type="float">
            <text:p>335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outine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5238.4375" calcext:value-type="float">
            <text:p>52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 table:number-rows-repeated="104805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ransportation_capacity_per_week" table:style-name="ta1">
        <table:shapes>
          <draw:frame draw:z-index="0" draw:name="Text Frame 1" draw:style-name="gr5" draw:text-style-name="P4" svg:width="7.9807in" svg:height="1.1177in" svg:x="0in" svg:y="0.1937in">
            <draw:text-box>
              <text:p text:style-name="P3"><text:span text:style-name="T3"><text:s/></text:span><text:span text:style-name="T3">The following data shows the capacity available for delivering a pre-planned PO in a given week to each country. If multiple PO s per week and country, assume that the same ratio applies to each PO. </text:span></text:p>
              <text:p text:style-name="P3"><text:span text:style-name="T3">Use this data to establish the available shipping capacity available each week for UNICEF, in order to determine how to allocate such capacity to previously prioritized purchased orders. </text:span></text:p>
              <text:p text:style-name="P3"><text:span text:style-name="T3">Notice that during the pandemic, this data was only unveiled week by week. </text:span></text:p>
            </draw:text-box>
          </draw:frame>
          <draw:frame draw:z-index="1" draw:name="Text Frame 3" draw:style-name="gr6" draw:text-style-name="P4" svg:width="7.9642in" svg:height="0.9941in" svg:x="0in" svg:y="1.35in">
            <draw:text-box>
              <text:p><text:span text:style-name="T3"><text:s text:c="2"/></text:span><text:span text:style-name="T3">Considering the planned POs for each country and their available capacity you can also determine </text:span></text:p>
              <text:p><text:span text:style-name="T3"><text:s text:c="2"/></text:span><text:span text:style-name="T3">the fraction of the transportation capacity available to distribute all POs to all countries in the week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1" table:default-cell-style-name="Default"/>
        <table:table-column table:style-name="co4" table:number-columns-repeated="10" table:default-cell-style-name="Default"/>
        <table:table-row table:style-name="ro2" table:number-rows-repeated="16">
          <table:table-cell table:style-name="ce1"/>
          <table:table-cell table:number-columns-repeated="42"/>
        </table:table-row>
        <table:table-row table:style-name="ro2">
          <table:table-cell table:style-name="ce1" office:value-type="string" calcext:value-type="string">
            <text:p>Air capacity available per week, as a fraction of pre-pandemic POs that could be delivered to the country. </text:p>
          </table:table-cell>
          <table:table-cell table:number-columns-repeated="42"/>
        </table:table-row>
        <table:table-row table:style-name="ro2">
          <table:table-cell table:style-name="ce1" office:value-type="string" calcext:value-type="string">
            <text:p>A level of 1.0 indicates that 100% of any pre-scheduled PO could be delivered to the country in that week. A lower level (e.g. 0.65) describes the</text:p>
          </table:table-cell>
          <table:table-cell table:number-columns-repeated="42"/>
        </table:table-row>
        <table:table-row table:style-name="ro2">
          <table:table-cell table:style-name="ce1" office:value-type="string" calcext:value-type="string">
            <text:p>that at most 65% of any pre-scheduled PO could be delivered to the country in that week.</text:p>
          </table:table-cell>
          <table:table-cell table:number-columns-repeated="42"/>
        </table:table-row>
        <table:table-row table:style-name="ro2">
          <table:table-cell table:number-columns-repeated="43"/>
        </table:table-row>
        <table:table-row table:style-name="ro2">
          <table:table-cell/>
          <table:table-cell table:style-name="ce6" office:value-type="string" calcext:value-type="string">
            <text:p>Week</text:p>
          </table:table-cell>
          <table:table-cell table:style-name="ce6" table:number-columns-repeated="41"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3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95" calcext:value-type="float">
            <text:p>0.95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te d’Ivoire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4" office:value-type="float" office:value="0.15" calcext:value-type="float">
            <text:p>0.15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8" calcext:value-type="float">
            <text:p>0.8</text:p>
          </table:table-cell>
          <table:table-cell table:number-columns-repeated="6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15" calcext:value-type="float">
            <text:p>0.15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.25" calcext:value-type="float">
            <text:p>0.25</text:p>
          </table:table-cell>
          <table:table-cell table:number-columns-repeated="3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number-columns-repeated="5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table:number-columns-repeated="4" office:value-type="float" office:value="0.75" calcext:value-type="float">
            <text:p>0.75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3" office:value-type="float" office:value="0.95" calcext:value-type="float">
            <text:p>0.95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table table:name="Inventory on hand at begining of wk 10" table:style-name="ta1">
        <table:table-column table:style-name="co1" table:number-columns-repeated="14" table:default-cell-style-name="Default"/>
        <table:table-row table:style-name="ro2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Fraction of the annual vaccine demand that is available as inventory at the beginning of week 10</text:p>
          </table:table-cell>
          <table:table-cell table:number-columns-repeated="12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bOPV</text:p>
          </table:table-cell>
          <table:table-cell office:value-type="string" calcext:value-type="string">
            <text:p>DTwP-HepB-Hib</text:p>
          </table:table-cell>
          <table:table-cell office:value-type="string" calcext:value-type="string">
            <text:p>HepB</text:p>
          </table:table-cell>
          <table:table-cell office:value-type="string" calcext:value-type="string">
            <text:p>HPV</text:p>
          </table:table-cell>
          <table:table-cell office:value-type="string" calcext:value-type="string">
            <text:p>IPV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OCV</text:p>
          </table:table-cell>
          <table:table-cell office:value-type="string" calcext:value-type="string">
            <text:p>PCV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YF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0.07" calcext:value-type="float">
            <text:p>0.07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7" calcext:value-type="float">
            <text:p>0.0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91" calcext:value-type="float">
            <text:p>0.091</text:p>
          </table:table-cell>
          <table:table-cell table:number-columns-repeated="4" office:value-type="float" office:value="0.07" calcext:value-type="float">
            <text:p>0.07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7" calcext:value-type="float">
            <text:p>0.0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0.05" calcext:value-type="float">
            <text:p>0.0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5" calcext:value-type="float">
            <text:p>0.065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Cote d’Ivoire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25" calcext:value-type="float">
            <text:p>0.325</text:p>
          </table:table-cell>
          <table:table-cell table:number-columns-repeated="4"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0.05" calcext:value-type="float">
            <text:p>0.0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5" calcext:value-type="float">
            <text:p>0.065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0.15" calcext:value-type="float">
            <text:p>0.15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5" calcext:value-type="float">
            <text:p>0.195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5" calcext:value-type="float">
            <text:p>0.15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0.05" calcext:value-type="float">
            <text:p>0.05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5" calcext:value-type="float">
            <text:p>0.065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25" calcext:value-type="float">
            <text:p>0.025</text:p>
          </table:table-cell>
        </table:table-row>
      </table:table>
      <table:table table:name="Relative ability to use vaccines effectively" table:style-name="ta1">
        <table:shapes>
          <draw:frame draw:z-index="0" draw:name="Text Frame 2" draw:style-name="gr7" draw:text-style-name="P4" svg:width="7.7512in" svg:height="2.287in" svg:x="0.0496in" svg:y="0in">
            <draw:text-box>
              <text:p><text:span text:style-name="T4">Countries’ relative ability to use vaccines effectively</text:span><text:span text:style-name="T3">:</text:span></text:p>
              <text:p><text:span text:style-name="T3"/></text:p>
              <text:p><text:span text:style-name="T4">1</text:span><text:span text:style-name="T3">: sufficient cold chain capacity and personnel to effectively distribute vaccines in the country</text:span></text:p>
              <text:p><text:span text:style-name="T4"/></text:p>
              <text:p><text:span text:style-name="T4">2</text:span><text:span text:style-name="T3">: Insufficient cold chain capacity and personnel to distribute all its vaccines. Country needs to expand logistic infrastructure by outsourcing or relying on international aid agencies.</text:span></text:p>
              <text:p><text:span text:style-name="T3"/></text:p>
              <text:p><text:span text:style-name="T4">3</text:span><text:span text:style-name="T3">. Insufficient cold chain capacity additionally, the country is affected by internal conflict that makes it impossible to distribute vaccines effectively in some areas.</text:span></text:p>
              <text:p><text:span text:style-name="T3"/></text:p>
              <text:p><text:span text:style-name="T4">4</text:span><text:span text:style-name="T3">. Extremely limited and unreliable cold chain capacity. Internal conflict makes it very difficult distribute vaccines safely. Some country areas are totally inaccessible. </text:span></text:p>
            </draw:text-box>
          </draw:frame>
        </table:shapes>
        <table:table-column table:style-name="co1" table:number-columns-repeated="2" table:default-cell-style-name="Default"/>
        <table:table-row table:style-name="ro2" table:number-rows-repeated="13">
          <table:table-cell table:number-columns-repeated="2"/>
        </table:table-row>
        <table:table-row table:style-name="ro2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ountry’ ability to use its vaccines effectively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R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ote d’Ivoir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ao Tom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uben Proano</meta:initial-creator>
    <meta:creation-date>2023-03-20T11:28:56.604304245</meta:creation-date>
    <dc:date>2023-04-03T21:50:25.991599503</dc:date>
    <meta:editing-duration>PT7H7M43S</meta:editing-duration>
    <meta:editing-cycles>20</meta:editing-cycles>
    <meta:generator>LibreOffice/7.3.7.2$Linux_X86_64 LibreOffice_project/30$Build-2</meta:generator>
    <meta:document-statistic meta:table-count="4" meta:cell-count="9098" meta:object-count="3"/>
  </office:meta>
</office:document-meta>
</file>